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2.8cm" svg:height="1.6cm" svg:x="3.8cm" svg:y="5.4cm">
          <text:p text:style-name="P1"><text:span text:style-name="T1">Фильтр</text:span></text:p>
        </draw:rect>
        <draw:line draw:style-name="gr2" draw:text-style-name="P1" draw:layer="layout" svg:x1="1.8cm" svg:y1="6.2cm" svg:x2="3.8cm" svg:y2="6.2cm">
          <text:p/>
        </draw:line>
        <draw:rect draw:style-name="gr1" draw:text-style-name="P2" draw:layer="layout" svg:width="2.8cm" svg:height="2.4cm" svg:x="7.4cm" svg:y="5cm">
          <text:p text:style-name="P1"><text:span text:style-name="T1">АЦП со </text:span></text:p>
          <text:p text:style-name="P1"><text:span text:style-name="T1">схемой </text:span></text:p>
          <text:p text:style-name="P1"><text:span text:style-name="T1">выборки-</text:span></text:p>
          <text:p text:style-name="P1"><text:span text:style-name="T1">хранения</text:span></text:p>
        </draw:rect>
        <draw:frame draw:style-name="gr3" draw:text-style-name="P3" draw:layer="layout" svg:width="2.318cm" svg:height="1.217cm" svg:x="1.382cm" svg:y="5.533cm">
          <draw:text-box>
            <text:p><text:span text:style-name="T1">Исходная </text:span></text:p>
            <text:p><text:span text:style-name="T1">речь</text:span></text:p>
          </draw:text-box>
        </draw:frame>
        <draw:line draw:style-name="gr2" draw:text-style-name="P1" draw:layer="layout" svg:x1="6.6cm" svg:y1="6.2cm" svg:x2="7.4cm" svg:y2="6.2cm">
          <text:p/>
        </draw:line>
        <draw:rect draw:style-name="gr1" draw:text-style-name="P2" draw:layer="layout" svg:width="2.4cm" svg:height="1.6cm" svg:x="11cm" svg:y="5.4cm">
          <text:p text:style-name="P1"><text:span text:style-name="T1">Кодер </text:span></text:p>
          <text:p text:style-name="P1"><text:span text:style-name="T1">источника</text:span></text:p>
        </draw:rect>
        <draw:line draw:style-name="gr2" draw:text-style-name="P1" draw:layer="layout" svg:x1="10.2cm" svg:y1="6.2cm" svg:x2="11cm" svg:y2="6.2cm">
          <text:p/>
        </draw:line>
        <draw:rect draw:style-name="gr1" draw:text-style-name="P2" xml:id="id1" draw:id="id1" draw:layer="layout" svg:width="2.4cm" svg:height="1.6cm" svg:x="14.2cm" svg:y="5.4cm">
          <text:p text:style-name="P1"><text:span text:style-name="T1">Кодер </text:span></text:p>
          <text:p text:style-name="P1"><text:span text:style-name="T1">канала</text:span></text:p>
        </draw:rect>
        <draw:line draw:style-name="gr2" draw:text-style-name="P1" draw:layer="layout" svg:x1="13.4cm" svg:y1="6.2cm" svg:x2="14.2cm" svg:y2="6.2cm">
          <text:p/>
        </draw:line>
        <draw:rect draw:style-name="gr1" draw:text-style-name="P2" xml:id="id2" draw:id="id2" draw:layer="layout" svg:width="2.45cm" svg:height="1.6cm" svg:x="8.95cm" svg:y="8.6cm">
          <text:p text:style-name="P1"><text:span text:style-name="T1">Канал</text:span></text:p>
        </draw:rect>
        <draw:connector draw:style-name="gr2" draw:text-style-name="P1" draw:layer="layout" draw:line-skew="-0.101cm 0cm -0.649cm" svg:x1="16.6cm" svg:y1="6.2cm" svg:x2="8.95cm" svg:y2="9.4cm" draw:start-shape="id1" draw:start-glue-point="1" draw:end-shape="id2" draw:end-glue-point="3" svg:d="m16600 6200h400v1600h-9200v1600h1150">
          <text:p/>
        </draw:connector>
        <draw:rect draw:style-name="gr1" draw:text-style-name="P2" xml:id="id3" draw:id="id3" draw:layer="layout" svg:width="2.45cm" svg:height="1.6cm" svg:x="3.8cm" svg:y="11cm">
          <text:p text:style-name="P1"><text:span text:style-name="T1">Декодер</text:span></text:p>
          <text:p text:style-name="P1"><text:span text:style-name="T1">канала</text:span></text:p>
        </draw:rect>
        <draw:rect draw:style-name="gr1" draw:text-style-name="P2" draw:layer="layout" svg:width="2.45cm" svg:height="1.6cm" svg:x="7cm" svg:y="11cm">
          <text:p text:style-name="P1"><text:span text:style-name="T1">Декодер </text:span></text:p>
          <text:p text:style-name="P1"><text:span text:style-name="T1">источника</text:span></text:p>
        </draw:rect>
        <draw:connector draw:style-name="gr2" draw:text-style-name="P1" draw:layer="layout" draw:line-skew="-0.101cm 2.501cm -0.299cm" svg:x1="11.4cm" svg:y1="9.4cm" svg:x2="3.8cm" svg:y2="11.8cm" draw:start-shape="id2" draw:start-glue-point="1" draw:end-shape="id3" draw:end-glue-point="3" svg:d="m11400 9400h400v1200h-8800v1200h800">
          <text:p/>
        </draw:connector>
        <draw:line draw:style-name="gr2" draw:text-style-name="P1" draw:layer="layout" svg:x1="6.25cm" svg:y1="11.8cm" svg:x2="7cm" svg:y2="11.8cm">
          <text:p/>
        </draw:line>
        <draw:rect draw:style-name="gr1" draw:text-style-name="P2" draw:layer="layout" svg:width="2.45cm" svg:height="1.6cm" svg:x="10.2cm" svg:y="11cm">
          <text:p text:style-name="P1"><text:span text:style-name="T1">ЦАП</text:span></text:p>
        </draw:rect>
        <draw:rect draw:style-name="gr1" draw:text-style-name="P2" draw:layer="layout" svg:width="2.45cm" svg:height="1.6cm" svg:x="13.4cm" svg:y="11cm">
          <text:p text:style-name="P1"><text:span text:style-name="T1">Фильтр</text:span></text:p>
        </draw:rect>
        <draw:line draw:style-name="gr2" draw:text-style-name="P1" draw:layer="layout" svg:x1="15.85cm" svg:y1="11.8cm" svg:x2="17.55cm" svg:y2="11.8cm">
          <text:p/>
        </draw:line>
        <draw:line draw:style-name="gr2" draw:text-style-name="P1" draw:layer="layout" svg:x1="9.45cm" svg:y1="11.8cm" svg:x2="10.2cm" svg:y2="11.8cm">
          <text:p/>
        </draw:line>
        <draw:line draw:style-name="gr2" draw:text-style-name="P1" draw:layer="layout" svg:x1="12.65cm" svg:y1="11.8cm" svg:x2="13.4cm" svg:y2="11.8cm">
          <text:p/>
        </draw:line>
        <draw:frame draw:style-name="gr3" draw:text-style-name="P3" draw:layer="layout" svg:width="2.288cm" svg:height="1.217cm" svg:x="15.9cm" svg:y="11.1cm">
          <draw:text-box>
            <text:p><text:span text:style-name="T1">Выходная</text:span></text:p>
            <text:p><text:span text:style-name="T1">речь</text:span></text:p>
          </draw:text-box>
        </draw:frame>
        <draw:rect draw:style-name="gr1" draw:text-style-name="P2" draw:layer="layout" svg:width="11.55cm" svg:height="0.85cm" svg:x="4.3cm" svg:y="13.916cm">
          <text:p text:style-name="P1"><text:span text:style-name="T1">Анализ и обработка</text:span></text:p>
        </draw:rect>
        <draw:line draw:style-name="gr2" draw:text-style-name="P1" draw:layer="layout" svg:x1="1.5cm" svg:y1="14.316cm" svg:x2="4.25cm" svg:y2="14.316cm">
          <text:p/>
        </draw:line>
        <draw:rect draw:style-name="gr1" draw:text-style-name="P2" draw:layer="layout" svg:width="3.2cm" svg:height="1.95cm" svg:x="4.3cm" svg:y="15.566cm">
          <text:p text:style-name="P1"><text:span text:style-name="T1">Выделение </text:span></text:p>
          <text:p text:style-name="P1"><text:span text:style-name="T1">И кодирование </text:span></text:p>
          <text:p text:style-name="P1"><text:span text:style-name="T1">параметра №1</text:span></text:p>
        </draw:rect>
        <draw:rect draw:style-name="gr1" draw:text-style-name="P2" draw:layer="layout" svg:width="3.2cm" svg:height="2cm" svg:x="7.85cm" svg:y="15.566cm">
          <text:p text:style-name="P1"><text:span text:style-name="T1">Выделение </text:span></text:p>
          <text:p text:style-name="P1"><text:span text:style-name="T1">И кодирование </text:span></text:p>
          <text:p text:style-name="P1"><text:span text:style-name="T1">параметра №2</text:span></text:p>
        </draw:rect>
        <draw:frame draw:style-name="gr3" draw:layer="layout" svg:width="1.035cm" svg:height="0.963cm" svg:x="11.4cm" svg:y="15.803cm">
          <draw:text-box>
            <text:p>...</text:p>
          </draw:text-box>
        </draw:frame>
        <draw:rect draw:style-name="gr1" draw:text-style-name="P2" draw:layer="layout" svg:width="3.2cm" svg:height="2cm" svg:x="12.65cm" svg:y="15.516cm">
          <text:p text:style-name="P1"><text:span text:style-name="T1">Выделение </text:span></text:p>
          <text:p text:style-name="P1"><text:span text:style-name="T1">И кодирование </text:span></text:p>
          <text:p text:style-name="P1"><text:span text:style-name="T1">параметра №N</text:span></text:p>
        </draw:rect>
        <draw:line draw:style-name="gr2" draw:text-style-name="P1" draw:layer="layout" svg:x1="5.85cm" svg:y1="14.766cm" svg:x2="5.85cm" svg:y2="15.566cm">
          <text:p/>
        </draw:line>
        <draw:line draw:style-name="gr2" draw:text-style-name="P1" draw:layer="layout" svg:x1="9.45cm" svg:y1="14.766cm" svg:x2="9.45cm" svg:y2="15.566cm">
          <text:p/>
        </draw:line>
        <draw:line draw:style-name="gr2" draw:text-style-name="P1" draw:layer="layout" svg:x1="14.25cm" svg:y1="14.766cm" svg:x2="14.25cm" svg:y2="15.516cm">
          <text:p/>
        </draw:line>
        <draw:rect draw:style-name="gr1" draw:text-style-name="P2" draw:layer="layout" svg:width="11.6cm" svg:height="0.85cm" svg:x="4.25cm" svg:y="18.716cm">
          <text:p text:style-name="P1"><text:span text:style-name="T1">Упаковка</text:span></text:p>
        </draw:rect>
        <draw:line draw:style-name="gr2" draw:text-style-name="P1" draw:layer="layout" svg:x1="5.85cm" svg:y1="17.566cm" svg:x2="5.85cm" svg:y2="18.72cm">
          <text:p/>
        </draw:line>
        <draw:line draw:style-name="gr2" draw:text-style-name="P1" draw:layer="layout" svg:x1="9.45cm" svg:y1="17.566cm" svg:x2="9.45cm" svg:y2="18.716cm">
          <text:p/>
        </draw:line>
        <draw:line draw:style-name="gr2" draw:text-style-name="P1" draw:layer="layout" svg:x1="14.25cm" svg:y1="17.516cm" svg:x2="14.25cm" svg:y2="18.666cm">
          <text:p/>
        </draw:line>
        <draw:line draw:style-name="gr2" draw:text-style-name="P1" draw:layer="layout" svg:x1="15.85cm" svg:y1="19.116cm" svg:x2="18.6cm" svg:y2="19.116cm">
          <text:p/>
        </draw:line>
        <draw:frame draw:style-name="gr3" draw:text-style-name="P3" draw:layer="layout" svg:width="2.14cm" svg:height="0.734cm" svg:x="3.8cm" svg:y="17.632cm">
          <draw:text-box>
            <text:p><text:span text:style-name="T1">Индекс 1</text:span></text:p>
          </draw:text-box>
        </draw:frame>
        <draw:frame draw:style-name="gr3" draw:text-style-name="P3" draw:layer="layout" svg:width="2.14cm" svg:height="0.734cm" svg:x="7.36cm" svg:y="17.682cm">
          <draw:text-box>
            <text:p><text:span text:style-name="T1">Индекс 2</text:span></text:p>
          </draw:text-box>
        </draw:frame>
        <draw:frame draw:style-name="gr3" draw:text-style-name="P3" draw:layer="layout" svg:width="2.233cm" svg:height="0.734cm" svg:x="12.1cm" svg:y="17.666cm">
          <draw:text-box>
            <text:p><text:span text:style-name="T1">Индекс N</text:span></text:p>
          </draw:text-box>
        </draw:frame>
        <draw:frame draw:style-name="gr3" draw:text-style-name="P3" draw:layer="layout" svg:width="2.542cm" svg:height="1.217cm" svg:x="1.508cm" svg:y="13.666cm">
          <draw:text-box>
            <text:p><text:span text:style-name="T1">Входная </text:span></text:p>
            <text:p><text:span text:style-name="T1">речь(ИКМ)</text:span></text:p>
          </draw:text-box>
        </draw:frame>
        <draw:frame draw:style-name="gr3" draw:text-style-name="P3" draw:layer="layout" svg:width="3.22cm" svg:height="0.734cm" svg:x="16.08cm" svg:y="18.166cm">
          <draw:text-box>
            <text:p><text:span text:style-name="T1">Битовый поток</text:span></text:p>
          </draw:text-box>
        </draw:frame>
        <draw:frame draw:style-name="gr3" draw:text-style-name="P3" draw:layer="layout" svg:width="0.828cm" svg:height="0.734cm" svg:x="9.3cm" svg:y="19.766cm">
          <draw:text-box>
            <text:p><text:span text:style-name="T1">а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9T17:32:33.45</meta:creation-date>
    <dc:date>2012-01-06T16:22:47.65</dc:date>
    <meta:editing-duration>PT3H38M42S</meta:editing-duration>
    <meta:editing-cycles>7</meta:editing-cycles>
    <meta:generator>OpenOffice.org/3.3$Win32 OpenOffice.org_project/330m20$Build-9567</meta:generator>
    <meta:document-statistic meta:object-count="41"/>
  </office:meta>
</office:document-meta>
</file>